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2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3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4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7">
      <style:paragraph-properties fo:margin-top="0in" fo:margin-bottom="0in" style:contextual-spacing="false"/>
    </style:style>
    <style:style style:name="P32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tte er et skikkelig gøy prosjekt – og du er allerede på helt riktig spor med IMU + GPS og Kalmanfilter. La oss ta det stegvis og konkret.</text:p>
      <text:p text:style-name="Horizontal_20_Line"/>
      <text:h text:style-name="Heading_20_3" text:outline-level="3">Oversikt: hva du vil ut av systemet</text:h>
      <text:list text:style-name="L1">
        <text:list-item>
          <text:p text:style-name="P1"><text:span text:style-name="Strong_20_Emphasis">Mål:</text:span> </text:p>
          <text:list>
            <text:list-item>
              <text:p text:style-name="P1"><text:span text:style-name="Strong_20_Emphasis">Spektrumdiagram</text:span> for bølger (energispektrum (S(\omega)) eller (S(f))) </text:p>
            </text:list-item>
            <text:list-item>
              <text:p text:style-name="P1"><text:span text:style-name="Strong_20_Emphasis">SWH</text:span> (Significant Wave Height) / standardavvik (\sigma_\eta) til bølgehøyden </text:p>
            </text:list-item>
          </text:list>
        </text:list-item>
        <text:list-item>
          <text:p text:style-name="P1"><text:span text:style-name="Strong_20_Emphasis">Sensorer:</text:span> </text:p>
          <text:list>
            <text:list-item>
              <text:p text:style-name="P1">IMU: akselerometer, gyro, magnetometer </text:p>
            </text:list-item>
            <text:list-item>
              <text:p text:style-name="P2">GPS: posisjon (og ev. hastighet) </text:p>
            </text:list-item>
          </text:list>
        </text:list-item>
      </text:list>
      <text:p text:style-name="Text_20_body">Grunnideen er:</text:p>
      <text:list text:style-name="L2">
        <text:list-item>
          <text:p text:style-name="P3">Rekonstruere <text:span text:style-name="Strong_20_Emphasis">vertikal bevegelse / bølgehøyde</text:span> fra IMU (og ev. GPS). <text:a xlink:type="simple" xlink:href="https://www.physical-oceanography.ru/static/assets/files/2025/01/20250105.pdf" text:style-name="Internet_20_link" text:visited-style-name="Visited_20_Internet_20_Link">physical-oceanography.ru</text:a> <text:a xlink:type="simple" xlink:href="https://coastalmonitoring.org/ccoresources/waveparameterhandbook/" text:style-name="Internet_20_link" text:visited-style-name="Visited_20_Internet_20_Link">National Coastal Monitoring</text:a> </text:p>
        </text:list-item>
        <text:list-item>
          <text:p text:style-name="P3">Beregne <text:span text:style-name="Strong_20_Emphasis">spektrum</text:span> fra tidsserien. </text:p>
        </text:list-item>
        <text:list-item>
          <text:p text:style-name="P4">Derive <text:span text:style-name="Strong_20_Emphasis">SWH</text:span> og andre parametere fra spekteret. <text:a xlink:type="simple" xlink:href="https://coastalmonitoring.org/ccoresources/waveparameterhandbook/" text:style-name="Internet_20_link" text:visited-style-name="Visited_20_Internet_20_Link">National Coastal Monitoring</text:a> </text:p>
        </text:list-item>
      </text:list>
      <text:p text:style-name="Horizontal_20_Line"/>
      <text:h text:style-name="Heading_20_3" text:outline-level="3">1. Metode med kun IMU (uten GPS)</text:h>
      <text:h text:style-name="Heading_20_4" text:outline-level="4">1.1. Målesetting og koordinatsystem</text:h>
      <text:list text:style-name="L3">
        <text:list-item>
          <text:p text:style-name="P5"><text:span text:style-name="Strong_20_Emphasis">IMU på bøye:</text:span> </text:p>
          <text:list>
            <text:list-item>
              <text:p text:style-name="P5"><text:span text:style-name="Strong_20_Emphasis">Akselerometer:</text:span> måler spesifikk akselerasjon i bøyas kroppssystem. </text:p>
            </text:list-item>
            <text:list-item>
              <text:p text:style-name="P5"><text:span text:style-name="Strong_20_Emphasis">Gyro + magnetometer:</text:span> gir orientering (roll, pitch, yaw) relativt jordramme. <text:a xlink:type="simple" xlink:href="https://www.physical-oceanography.ru/static/assets/files/2025/01/20250105.pdf" text:style-name="Internet_20_link" text:visited-style-name="Visited_20_Internet_20_Link">physical-oceanography.ru</text:a> <text:a xlink:type="simple" xlink:href="https://www.tandfonline.com/doi/pdf/10.1080/21664250.2023.2238949" text:style-name="Internet_20_link" text:visited-style-name="Visited_20_Internet_20_Link">Taylor &amp; Francis Online</text:a> </text:p>
            </text:list-item>
          </text:list>
        </text:list-item>
        <text:list-item>
          <text:p text:style-name="P6"><text:span text:style-name="Strong_20_Emphasis">Mål:</text:span> få <text:span text:style-name="Strong_20_Emphasis">vertikal akselerasjon i jordramme</text:span>, integrere til hastighet og posisjon (bølgehøyde). </text:p>
        </text:list-item>
      </text:list>
      <text:h text:style-name="Heading_20_4" text:outline-level="4">1.2. Estimer orientering med Kalmanfilter</text:h>
      <text:list text:style-name="L4">
        <text:list-item>
          <text:p text:style-name="P7"><text:span text:style-name="Strong_20_Emphasis">State-vektor (eksempel):</text:span> <text:line-break/>[ x = [\text{orientering (quaternion/Euler)},\ \text{gyro-bias}]^T ] </text:p>
        </text:list-item>
        <text:list-item>
          <text:p text:style-name="P7"><text:span text:style-name="Strong_20_Emphasis">Målinger:</text:span> </text:p>
          <text:list>
            <text:list-item>
              <text:p text:style-name="P7">Gyro → vinkelhastighet (modell) </text:p>
            </text:list-item>
            <text:list-item>
              <text:p text:style-name="P7">Akselerometer + magnetometer → korrigerer orientering (måling) ved å anta at lavfrekvent akselerasjon ≈ tyngdekraft + jordmagnetfelt. <text:a xlink:type="simple" xlink:href="https://www.physical-oceanography.ru/static/assets/files/2025/01/20250105.pdf" text:style-name="Internet_20_link" text:visited-style-name="Visited_20_Internet_20_Link">physical-oceanography.ru</text:a> </text:p>
            </text:list-item>
          </text:list>
        </text:list-item>
        <text:list-item>
          <text:p text:style-name="P7"><text:span text:style-name="Strong_20_Emphasis">Filter:</text:span> </text:p>
          <text:list>
            <text:list-item>
              <text:p text:style-name="P7">Bruk et <text:span text:style-name="Strong_20_Emphasis">attitude Kalmanfilter</text:span> (eller utvidet/UKF) for å få stabil roll/pitch/yaw. </text:p>
            </text:list-item>
            <text:list-item>
              <text:p text:style-name="P8">Dette er kritisk for å skille <text:span text:style-name="Strong_20_Emphasis">tyngdekraft</text:span> fra <text:span text:style-name="Strong_20_Emphasis">bølgeakselerasjon</text:span>. </text:p>
            </text:list-item>
          </text:list>
        </text:list-item>
      </text:list>
      <text:h text:style-name="Heading_20_4" text:outline-level="4">1.3. Få vertikal akselerasjon i jordramme</text:h>
      <text:list text:style-name="L5">
        <text:list-item>
          <text:p text:style-name="P9"><text:span text:style-name="Strong_20_Emphasis">Transformér akselerometerdata</text:span> fra kroppssystem til jordramme ved hjelp av orienteringen. </text:p>
        </text:list-item>
        <text:list-item>
          <text:p text:style-name="P9"><text:span text:style-name="Strong_20_Emphasis">Trekk fra tyngdeakselerasjon</text:span> (g) i vertikal retning. </text:p>
          <text:list>
            <text:list-item>
              <text:p text:style-name="P10"><text:soft-page-break/>Resultat: (\ddot{\eta}(t)) ≈ vertikal bølgeakselerasjon til bøyen. <text:a xlink:type="simple" xlink:href="https://www.physical-oceanography.ru/static/assets/files/2025/01/20250105.pdf" text:style-name="Internet_20_link" text:visited-style-name="Visited_20_Internet_20_Link">physical-oceanography.ru</text:a> <text:a xlink:type="simple" xlink:href="https://www.tandfonline.com/doi/pdf/10.1080/21664250.2023.2238949" text:style-name="Internet_20_link" text:visited-style-name="Visited_20_Internet_20_Link">Taylor &amp; Francis Online</text:a> </text:p>
            </text:list-item>
          </text:list>
        </text:list-item>
      </text:list>
      <text:h text:style-name="Heading_20_4" text:outline-level="4">1.4. Integrasjon til vertikal hastighet og posisjon</text:h>
      <text:list text:style-name="L6">
        <text:list-item>
          <text:p text:style-name="P11">Direkte dobbelintegrasjon gir fort <text:span text:style-name="Strong_20_Emphasis">drift</text:span>. Du kan gjøre det på to måter: </text:p>
        </text:list-item>
      </text:list>
      <text:list text:style-name="L7">
        <text:list-item>
          <text:p text:style-name="P12"><text:span text:style-name="Strong_20_Emphasis">Tidsdomenemetode med driftkorrigering:</text:span></text:p>
          <text:list>
            <text:list-item>
              <text:p text:style-name="P13">Integrer (\ddot{\eta}(t)) numerisk til (\dot{\eta}(t)) og (\eta(t)). </text:p>
            </text:list-item>
            <text:list-item>
              <text:p text:style-name="P13">Bruk <text:span text:style-name="Strong_20_Emphasis">høypassfilter</text:span> eller polynomfjerning for å ta bort lavfrekvent drift (f.eks. under 0.03–0.05 Hz). <text:a xlink:type="simple" xlink:href="https://github.com/bareboat-necessities/wave_height_from_IMU/blob/main/README.md" text:style-name="Internet_20_link" text:visited-style-name="Visited_20_Internet_20_Link">Github</text:a> </text:p>
            </text:list-item>
          </text:list>
        </text:list-item>
        <text:list-item>
          <text:p text:style-name="P12"><text:span text:style-name="Strong_20_Emphasis">Frekvensdomenemetode:</text:span></text:p>
          <text:list>
            <text:list-item>
              <text:p text:style-name="P13">Ta FFT av (\ddot{\eta}(t)) → (A(\omega)). </text:p>
            </text:list-item>
            <text:list-item>
              <text:p text:style-name="P13">Bruk sammenhengen<text:line-break/>[ \eta(\omega) = -\frac{A(\omega)}{\omega^2} ] </text:p>
            </text:list-item>
            <text:list-item>
              <text:p text:style-name="P12">Dette gir direkte spekter for bølgehøyde uten eksplisitt integrasjon i tid, og reduserer driftproblemer. <text:a xlink:type="simple" xlink:href="https://www.physical-oceanography.ru/static/assets/files/2025/01/20250105.pdf" text:style-name="Internet_20_link" text:visited-style-name="Visited_20_Internet_20_Link">physical-oceanography.ru</text:a> <text:a xlink:type="simple" xlink:href="https://github.com/bareboat-necessities/wave_height_from_IMU/blob/main/README.md" text:style-name="Internet_20_link" text:visited-style-name="Visited_20_Internet_20_Link">Github</text:a> </text:p>
            </text:list-item>
          </text:list>
        </text:list-item>
      </text:list>
      <text:p text:style-name="Horizontal_20_Line"/>
      <text:h text:style-name="Heading_20_3" text:outline-level="3">2. Metode med IMU + GPS (sensorfusjon)</text:h>
      <text:p text:style-name="Text_20_body">GPS gir deg en ekstra, treg men driftfri måling av posisjon (inkl. vertikal). Det er gull for Kalmanfilter.</text:p>
      <text:h text:style-name="Heading_20_4" text:outline-level="4">2.1. Utvidet state-vektor</text:h>
      <text:list text:style-name="L8">
        <text:list-item>
          <text:p text:style-name="P14"><text:span text:style-name="Strong_20_Emphasis">State (eksempel):</text:span> [ x = [\eta,\ \dot{\eta},\ \text{orientering},\ \text{gyro-bias},\ \text{ev. posisjon/horisontal hastighet}]^T ] </text:p>
        </text:list-item>
        <text:list-item>
          <text:p text:style-name="P14"><text:span text:style-name="Strong_20_Emphasis">Modell:</text:span> </text:p>
          <text:list>
            <text:list-item>
              <text:p text:style-name="P14">(\ddot{\eta}) fra IMU (etter orienteringskorrigering) brukes som input i dynamikkmodellen. </text:p>
            </text:list-item>
            <text:list-item>
              <text:p text:style-name="P15">GPS-høyde gir direkte måling av (\eta) (lav oppdateringsrate, støyete men uten drift). <text:a xlink:type="simple" xlink:href="https://essd.copernicus.org/articles/15/5135/2023/" text:style-name="Internet_20_link" text:visited-style-name="Visited_20_Internet_20_Link">ESSD</text:a> </text:p>
            </text:list-item>
          </text:list>
        </text:list-item>
      </text:list>
      <text:h text:style-name="Heading_20_4" text:outline-level="4">2.2. Kalmanfilter-fusjon</text:h>
      <text:list text:style-name="L9">
        <text:list-item>
          <text:p text:style-name="P16"><text:span text:style-name="Strong_20_Emphasis">Prediksjon:</text:span> </text:p>
          <text:list>
            <text:list-item>
              <text:p text:style-name="P16">Integrer (\ddot{\eta}) til (\dot{\eta}) og (\eta) i modellen. </text:p>
            </text:list-item>
          </text:list>
        </text:list-item>
        <text:list-item>
          <text:p text:style-name="P16"><text:span text:style-name="Strong_20_Emphasis">Oppdatering:</text:span> </text:p>
          <text:list>
            <text:list-item>
              <text:p text:style-name="P16">Når GPS-måling kommer, korriger (\eta) (og ev. (\dot{\eta})) mot GPS-høyden. </text:p>
            </text:list-item>
          </text:list>
        </text:list-item>
        <text:list-item>
          <text:p text:style-name="P16">Resultat: </text:p>
          <text:list>
            <text:list-item>
              <text:p text:style-name="P17">En <text:span text:style-name="Strong_20_Emphasis">driftfri, høyoppløst tidsserie</text:span> av bølgehøyde (\eta(t)) med bedre robusthet enn IMU alene. <text:a xlink:type="simple" xlink:href="https://essd.copernicus.org/articles/15/5135/2023/" text:style-name="Internet_20_link" text:visited-style-name="Visited_20_Internet_20_Link">ESSD</text:a> <text:a xlink:type="simple" xlink:href="https://www.tandfonline.com/doi/pdf/10.1080/21664250.2023.2238949" text:style-name="Internet_20_link" text:visited-style-name="Visited_20_Internet_20_Link">Taylor &amp; Francis Online</text:a> </text:p>
            </text:list-item>
          </text:list>
        </text:list-item>
      </text:list>
      <text:p text:style-name="Horizontal_20_Line"/>
      <text:h text:style-name="Heading_20_3" text:outline-level="3"><text:soft-page-break/>3. Fra tidsserie til spektrum og SWH</text:h>
      <text:p text:style-name="Text_20_body">Når du har (\eta(t)) (enten fra IMU alene eller IMU+GPS):</text:p>
      <text:h text:style-name="Heading_20_4" text:outline-level="4">3.1. Spektrumberegning</text:h>
      <text:list text:style-name="L10">
        <text:list-item>
          <text:p text:style-name="P18"><text:span text:style-name="Strong_20_Emphasis">Deler opp i segmenter</text:span> (f.eks. 20–30 min vindbølger, kortere for sjøgang). </text:p>
        </text:list-item>
        <text:list-item>
          <text:p text:style-name="P18"><text:span text:style-name="Strong_20_Emphasis">Vindusfunksjon</text:span> (Hanning) på hvert segment. </text:p>
        </text:list-item>
        <text:list-item>
          <text:p text:style-name="P18"><text:span text:style-name="Strong_20_Emphasis">FFT</text:span> → beregn effekt-tetthetsspektrum (S_\eta(f)). <text:a xlink:type="simple" xlink:href="https://coastalmonitoring.org/ccoresources/waveparameterhandbook/" text:style-name="Internet_20_link" text:visited-style-name="Visited_20_Internet_20_Link">National Coastal Monitoring</text:a> </text:p>
        </text:list-item>
        <text:list-item>
          <text:p text:style-name="P19">Glatt/average over segmenter (Welch-metode). </text:p>
        </text:list-item>
      </text:list>
      <text:h text:style-name="Heading_20_4" text:outline-level="4">3.2. SWH og standardavvik</text:h>
      <text:list text:style-name="L11">
        <text:list-item>
          <text:p text:style-name="P20"><text:span text:style-name="Strong_20_Emphasis">Varians:</text:span> <text:line-break/>[ \sigma_\eta^2 = \int S_\eta(f), df ] </text:p>
        </text:list-item>
        <text:list-item>
          <text:p text:style-name="P20"><text:span text:style-name="Strong_20_Emphasis">Standardavvik:</text:span> (\sigma_\eta = \sqrt{\sigma_\eta^2}). </text:p>
        </text:list-item>
        <text:list-item>
          <text:p text:style-name="P21"><text:span text:style-name="Strong_20_Emphasis">Significant Wave Height (SWH, ofte (H_s)):</text:span> <text:line-break/>[ H_s \approx 4 \sigma_\eta ] Dette er standard definisjon brukt i bølgebøyer og litteratur. <text:a xlink:type="simple" xlink:href="https://coastalmonitoring.org/ccoresources/waveparameterhandbook/" text:style-name="Internet_20_link" text:visited-style-name="Visited_20_Internet_20_Link">National Coastal Monitoring</text:a> </text:p>
        </text:list-item>
      </text:list>
      <text:p text:style-name="Horizontal_20_Line"/>
      <text:h text:style-name="Heading_20_3" text:outline-level="3">4. Trenger du vinkel på bøya, eller holder vertikal akselerasjon?</text:h>
      <text:p text:style-name="Text_20_body">Kort svar: <text:span text:style-name="Strong_20_Emphasis">du bør måle vinkel (orientering)</text:span>—vertikal akselerasjon alene er ikke nok hvis bøya ruller og pitcher.</text:p>
      <text:h text:style-name="Heading_20_4" text:outline-level="4">Hvorfor?</text:h>
      <text:list text:style-name="L12">
        <text:list-item>
          <text:p text:style-name="P22">Akselerometeret måler <text:span text:style-name="Strong_20_Emphasis">kombinasjon av tyngdekraft og bevegelse</text:span> i bøyas kroppssystem. </text:p>
        </text:list-item>
        <text:list-item>
          <text:p text:style-name="P22">Hvis bøya krenger, vil tyngdekraften projiseres inn i alle aksene. Uten orientering vet du ikke hva som er “ekte” vertikal bølgeakselerasjon. <text:a xlink:type="simple" xlink:href="https://www.physical-oceanography.ru/static/assets/files/2025/01/20250105.pdf" text:style-name="Internet_20_link" text:visited-style-name="Visited_20_Internet_20_Link">physical-oceanography.ru</text:a> <text:a xlink:type="simple" xlink:href="https://www.tandfonline.com/doi/pdf/10.1080/21664250.2023.2238949" text:style-name="Internet_20_link" text:visited-style-name="Visited_20_Internet_20_Link">Taylor &amp; Francis Online</text:a> </text:p>
        </text:list-item>
        <text:list-item>
          <text:p text:style-name="P23">Med gyro + magnetometer (og ev. akselerometer lavfrekvent) kan du estimere roll/pitch/yaw og transformere til jordramme. </text:p>
        </text:list-item>
      </text:list>
      <text:p text:style-name="Text_20_body"><text:span text:style-name="Strong_20_Emphasis">Konklusjon:</text:span></text:p>
      <text:list text:style-name="L13">
        <text:list-item>
          <text:p text:style-name="P24"><text:span text:style-name="Strong_20_Emphasis">Ja, du trenger vinkel/orientering.</text:span> </text:p>
        </text:list-item>
        <text:list-item>
          <text:p text:style-name="P25">Det holder ikke å ta “vertikal akselerasjon” direkte fra IMU-aksen uten å korrigere for bøyevinkel. </text:p>
        </text:list-item>
      </text:list>
      <text:p text:style-name="Horizontal_20_Line"/>
      <text:h text:style-name="Heading_20_3" text:outline-level="3">5. Horisontal akselerasjon for å måle vanndybde?</text:h>
      <text:p text:style-name="Text_20_body">Dette er en kreativ tanke, men i praksis: <text:span text:style-name="Strong_20_Emphasis">nei, ikke på en enkel og robust måte</text:span>.</text:p>
      <text:h text:style-name="Heading_20_4" text:outline-level="4"><text:soft-page-break/>Grunnene:</text:h>
      <text:list text:style-name="L14">
        <text:list-item>
          <text:p text:style-name="P26">Horisontal akselerasjon til en bøye styres av <text:span text:style-name="Strong_20_Emphasis">bølgepartikkelbaner, strøm, vind, tauverk, bøyegeometri</text:span>, osv. </text:p>
        </text:list-item>
        <text:list-item>
          <text:p text:style-name="P26">Vanndybde påvirker bølgefeltet (dispersjonsrelasjon), men det er en indirekte effekt. Å gå fra horisontal akselerasjon til vanndybde krever: </text:p>
          <text:list>
            <text:list-item>
              <text:p text:style-name="P26">God kjennskap til bølgespekteret, </text:p>
            </text:list-item>
            <text:list-item>
              <text:p text:style-name="P26">Antakelser om bunnforhold, </text:p>
            </text:list-item>
            <text:list-item>
              <text:p text:style-name="P26">Ofte flere målepunkter (array) eller kombinasjon med modell. <text:a xlink:type="simple" xlink:href="https://essd.copernicus.org/articles/15/5135/2023/" text:style-name="Internet_20_link" text:visited-style-name="Visited_20_Internet_20_Link">ESSD</text:a> <text:a xlink:type="simple" xlink:href="https://www.tandfonline.com/doi/pdf/10.1080/21664250.2023.2238949" text:style-name="Internet_20_link" text:visited-style-name="Visited_20_Internet_20_Link">Taylor &amp; Francis Online</text:a> </text:p>
            </text:list-item>
          </text:list>
        </text:list-item>
        <text:list-item>
          <text:p text:style-name="P26">I praksis brukes vanndybdeestimering heller via: </text:p>
          <text:list>
            <text:list-item>
              <text:p text:style-name="P26"><text:span text:style-name="Strong_20_Emphasis">Trykksensor</text:span> på bunnen, </text:p>
            </text:list-item>
            <text:list-item>
              <text:p text:style-name="P26"><text:span text:style-name="Strong_20_Emphasis">Akustiske sensorer</text:span>, </text:p>
            </text:list-item>
            <text:list-item>
              <text:p text:style-name="P27">Eller inversjon av bølgedata med mer komplekse modeller og flere sensorer. </text:p>
            </text:list-item>
          </text:list>
        </text:list-item>
      </text:list>
      <text:p text:style-name="Text_20_body"><text:span text:style-name="Strong_20_Emphasis">Konklusjon:</text:span></text:p>
      <text:list text:style-name="L15">
        <text:list-item>
          <text:p text:style-name="P28">Horisontal akselerasjon er nyttig for å beskrive bølgekinematikk og drift, men <text:span text:style-name="Strong_20_Emphasis">ikke en enkel “depth sensor”</text:span>. </text:p>
        </text:list-item>
      </text:list>
      <text:p text:style-name="Horizontal_20_Line"/>
      <text:h text:style-name="Heading_20_3" text:outline-level="3">6. Oppsummert stegvis oppskrift</text:h>
      <text:p text:style-name="Text_20_body"><text:span text:style-name="Strong_20_Emphasis">Uten GPS:</text:span></text:p>
      <text:list text:style-name="L16">
        <text:list-item>
          <text:p text:style-name="P29"><text:span text:style-name="Strong_20_Emphasis">Kalibrer IMU.</text:span> </text:p>
        </text:list-item>
        <text:list-item>
          <text:p text:style-name="P29"><text:span text:style-name="Strong_20_Emphasis">Estimer orientering</text:span> med Kalmanfilter (gyro + accel + mag). </text:p>
        </text:list-item>
        <text:list-item>
          <text:p text:style-name="P29">Transformér akselerometer til jordramme, trekk fra (g) → (\ddot{\eta}(t)). </text:p>
        </text:list-item>
        <text:list-item>
          <text:p text:style-name="P29">Bruk frekvensdomenemetode eller integrasjon + driftkorrigering for å få (\eta(t)). <text:a xlink:type="simple" xlink:href="https://www.physical-oceanography.ru/static/assets/files/2025/01/20250105.pdf" text:style-name="Internet_20_link" text:visited-style-name="Visited_20_Internet_20_Link">physical-oceanography.ru</text:a> <text:a xlink:type="simple" xlink:href="https://github.com/bareboat-necessities/wave_height_from_IMU/blob/main/README.md" text:style-name="Internet_20_link" text:visited-style-name="Visited_20_Internet_20_Link">Github</text:a> </text:p>
        </text:list-item>
        <text:list-item>
          <text:p text:style-name="P29">Beregn spektrum (S_\eta(f)) (FFT + Welch). <text:a xlink:type="simple" xlink:href="https://coastalmonitoring.org/ccoresources/waveparameterhandbook/" text:style-name="Internet_20_link" text:visited-style-name="Visited_20_Internet_20_Link">National Coastal Monitoring</text:a> </text:p>
        </text:list-item>
        <text:list-item>
          <text:p text:style-name="P30">Integrer spekteret → (\sigma_\eta), og (H_s = 4\sigma_\eta). <text:a xlink:type="simple" xlink:href="https://coastalmonitoring.org/ccoresources/waveparameterhandbook/" text:style-name="Internet_20_link" text:visited-style-name="Visited_20_Internet_20_Link">National Coastal Monitoring</text:a> </text:p>
        </text:list-item>
      </text:list>
      <text:p text:style-name="Text_20_body"><text:span text:style-name="Strong_20_Emphasis">Med GPS:</text:span></text:p>
      <text:list text:style-name="L17">
        <text:list-item>
          <text:p text:style-name="P31">Samme som over, men: </text:p>
        </text:list-item>
        <text:list-item>
          <text:p text:style-name="P31">Utvid Kalmanfilteret til å inkludere (\eta, \dot{\eta}) og bruk (\ddot{\eta}) som input. </text:p>
        </text:list-item>
        <text:list-item>
          <text:p text:style-name="P31">Bruk GPS-høyde som måling for (\eta) for å korrigere drift. <text:a xlink:type="simple" xlink:href="https://essd.copernicus.org/articles/15/5135/2023/" text:style-name="Internet_20_link" text:visited-style-name="Visited_20_Internet_20_Link">ESSD</text:a> <text:a xlink:type="simple" xlink:href="https://www.tandfonline.com/doi/pdf/10.1080/21664250.2023.2238949" text:style-name="Internet_20_link" text:visited-style-name="Visited_20_Internet_20_Link">Taylor &amp; Francis Online</text:a> </text:p>
        </text:list-item>
        <text:list-item>
          <text:p text:style-name="P32">Resten (spektrum, SWH) er identisk. </text:p>
        </text:list-item>
      </text:list>
      <text:p text:style-name="Horizontal_20_Line"/>
      <text:p text:style-name="Text_20_body">Hvis du vil, kan vi neste runde gå helt ned på nivå med konkrete tilstandsvektorer, diskret Kalman-matriser og eksempelparametre (samplingfrekvens, cut-off-frekvenser osv.) tilpasset akkurat bøya du ser for deg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8:51:10.727000986</meta:creation-date>
    <dc:date>2026-01-20T18:51:35.968275189</dc:date>
    <meta:editing-duration>PT25S</meta:editing-duration>
    <meta:editing-cycles>1</meta:editing-cycles>
    <meta:document-statistic meta:table-count="0" meta:image-count="0" meta:object-count="0" meta:page-count="4" meta:paragraph-count="101" meta:word-count="914" meta:character-count="6429" meta:non-whitespace-character-count="5617"/>
    <meta:generator>LibreOffice/25.8.4.2$Linux_X86_64 LibreOffice_project/580$Build-2</meta:generator>
  </office:meta>
</office:document-meta>
</file>